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5090000016145DA484712A5C200.png" manifest:media-type="image/png"/>
  <manifest:file-entry manifest:full-path="Pictures/100000010000047E0000022B8D945630E12659F2.png" manifest:media-type="image/png"/>
  <manifest:file-entry manifest:full-path="Pictures/1000000100000425000002D12042A366A5D67D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Default">
      <style:paragraph-properties fo:text-align="justify" style:justify-single-word="false"/>
      <style:text-properties style:text-underline-style="solid" style:text-underline-width="auto" style:text-underline-color="font-color" officeooo:rsid="001090aa" officeooo:paragraph-rsid="001090aa"/>
    </style:style>
    <style:style style:name="P8" style:family="paragraph" style:parent-style-name="Default">
      <style:paragraph-properties fo:text-align="justify" style:justify-single-word="false"/>
      <style:text-properties style:text-underline-style="solid" style:text-underline-width="auto" style:text-underline-color="font-color" officeooo:rsid="001090aa" officeooo:paragraph-rsid="00165adb"/>
    </style:style>
    <style:style style:name="P9" style:family="paragraph" style:parent-style-name="Default">
      <style:paragraph-properties fo:text-align="justify" style:justify-single-word="false"/>
      <style:text-properties style:text-underline-style="solid" style:text-underline-width="auto" style:text-underline-color="font-color" officeooo:rsid="000f1b80" officeooo:paragraph-rsid="000f1b80"/>
    </style:style>
    <style:style style:name="P10" style:family="paragraph" style:parent-style-name="Default" style:master-page-name="Standard">
      <style:paragraph-properties fo:text-align="justify" style:justify-single-word="false" style:page-number="auto"/>
      <style:text-properties style:text-underline-style="solid" style:text-underline-width="auto" style:text-underline-color="font-color" officeooo:rsid="000f1b80" officeooo:paragraph-rsid="000f1b80"/>
    </style:style>
    <style:style style:name="T1" style:family="text">
      <style:text-properties officeooo:rsid="000f1b80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.</text:p>
      <text:p text:style-name="P9"><draw:frame draw:style-name="fr1" draw:name="Imagen1" text:anchor-type="char" svg:width="16.506cm" svg:height="4.519cm" draw:z-index="4"><draw:image xlink:href="Pictures/10000001000005090000016145DA484712A5C200.png" xlink:type="simple" xlink:show="embed" xlink:actuate="onLoad" draw:mime-type="image/png"/></draw:frame>2.</text:p>
      <text:p text:style-name="P8"><draw:frame draw:style-name="fr1" draw:name="Imagen3" text:anchor-type="char" svg:width="16.506cm" svg:height="7.964cm" draw:z-index="6"><draw:image xlink:href="Pictures/100000010000047E0000022B8D945630E12659F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</text:p>
      <text:p text:style-name="P7"><draw:frame draw:style-name="fr2" draw:name="Imagen2" text:anchor-type="char" svg:width="16.506cm" svg:height="11.215cm" draw:z-index="5"><draw:image xlink:href="Pictures/1000000100000425000002D12042A366A5D67D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font-name-asian="SimSun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fault" style:family="paragraph">
      <style:paragraph-properties fo:orphans="0" fo:widows="0"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-Fuente_20_de_20_párrafo_20_predeter." style:display-name="WW-Fuente de párrafo predeter." style:family="text"/>
    <style:style style:name="Internet_20_link" style:display-name="Internet link" style:family="text" style:parent-style-name="WW-Fuente_20_de_20_párrafo_20_predeter.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6.515cm" fo:margin-left="-0.009cm" table:align="left" style:writing-mode="lr-tb"/>
    </style:style>
    <style:style style:name="Tabla1.A" style:family="table-column">
      <style:table-column-properties style:column-width="1.79cm"/>
    </style:style>
    <style:style style:name="Tabla1.B" style:family="table-column">
      <style:table-column-properties style:column-width="10.368cm"/>
    </style:style>
    <style:style style:name="Tabla1.C" style:family="table-column">
      <style:table-column-properties style:column-width="1.965cm"/>
    </style:style>
    <style:style style:name="Tabla1.D" style:family="table-column">
      <style:table-column-properties style:column-width="2.392cm"/>
    </style:style>
    <style:style style:name="Tabla1.1" style:family="table-row">
      <style:table-row-properties style:min-row-height="0.741cm" fo:keep-together="always"/>
    </style:style>
    <style:style style:name="Tabla1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1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1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1.2" style:family="table-row">
      <style:table-row-properties style:min-row-height="0.487cm" fo:keep-together="always"/>
    </style:style>
    <style:style style:name="Tabla1.D2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none" fo:border-bottom="0.5pt solid #000000" style:writing-mode="lr-tb"/>
    </style:style>
    <style:style style:name="Tabla1.B3" style:family="table-cell">
      <style:table-cell-properties style:vertical-align="middle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bla1.4" style:family="table-row">
      <style:table-row-properties style:min-row-height="0.399cm" fo:keep-together="always"/>
    </style:style>
    <style:style style:name="Tabla1.A5" style:family="table-cell">
      <style:table-cell-properties style:vertical-align="middle" fo:padding-left="0.125cm" fo:padding-right="0.125cm" fo:padding-top="0cm" fo:padding-bottom="0cm" fo:border-left="1pt solid #000000" fo:border-right="1pt solid #000000" fo:border-top="none" fo:border-bottom="0.5pt solid #000000" style:writing-mode="lr-tb"/>
    </style:style>
    <style:style style:name="MP1" style:family="paragraph" style:parent-style-name="Heading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ing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ing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ing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ing">
      <style:paragraph-properties fo:text-align="center" style:justify-single-word="false" style:snap-to-layout-grid="false"/>
      <style:text-properties style:font-name="Calibri" fo:font-size="16pt" fo:font-style="italic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MP6" style:family="paragraph" style:parent-style-name="Heading">
      <style:paragraph-properties fo:margin-top="0.199cm" fo:margin-bottom="0.199cm" style:contextual-spacing="false" fo:text-align="start" style:justify-single-word="false" fo:orphans="2" fo:widows="2" fo:hyphenation-ladder-count="no-limit" style:snap-to-layout-grid="false" style:writing-mode="lr-tb"/>
      <style:text-properties style:use-window-font-color="true" loext:opacity="0%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T1" style:family="text">
      <style:text-properties officeooo:rsid="000f1b80"/>
    </style:style>
    <style:style style:name="MT2" style:family="text">
      <style:text-properties style:text-underline-styl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7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371cm" fo:margin-bottom="1.129cm" fo:margin-left="2cm" fo:margin-right="2.49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1"><draw:frame draw:style-name="Mfr1" draw:name="gráficos1" text:anchor-type="paragraph" svg:x="0.019cm" svg:y="0.42cm" svg:width="1.494cm" svg:height="1.589cm" draw:z-index="3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1.B1" table:number-rows-spanned="2" office:value-type="string">
              <text:p text:style-name="MP2">Bases de datos</text:p>
            </table:table-cell>
            <table:table-cell table:style-name="Tabla1.B1" table:number-rows-spanned="4" office:value-type="string">
              <text:p text:style-name="MP3"><draw:frame draw:style-name="Mfr2" draw:name="gráficos2" text:anchor-type="char" svg:x="0.226cm" svg:y="0.321cm" svg:width="1.318cm" svg:height="1.879cm" draw:z-index="1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1.D1" office:value-type="string">
              <text:p text:style-name="MP4">1º DAM</text:p>
            </table:table-cell>
          </table:table-row>
          <table:table-row table:style-name="Tabla1.2">
            <table:covered-table-cell table:style-name="Tabla1.A1"/>
            <table:covered-table-cell table:style-name="Tabla1.B1"/>
            <table:covered-table-cell table:style-name="Tabla1.B1"/>
            <table:table-cell table:style-name="Tabla1.D2" table:number-rows-spanned="2" office:value-type="string">
              <text:p text:style-name="MP4">Práctica</text:p>
            </table:table-cell>
          </table:table-row>
          <table:table-row table:style-name="Tabla1.2">
            <table:covered-table-cell table:style-name="Tabla1.A1"/>
            <table:table-cell table:style-name="Tabla1.B3" table:number-rows-spanned="2" office:value-type="string">
              <text:p text:style-name="MP5">Tema <text:span text:style-name="MT1">3</text:span> – Los sistemas de almacenamiento de la <text:span text:style-name="MT2">información</text:span></text:p>
            </table:table-cell>
            <table:covered-table-cell table:style-name="Tabla1.B1"/>
            <table:covered-table-cell table:style-name="Tabla1.D2"/>
          </table:table-row>
          <table:table-row table:style-name="Tabla1.4">
            <table:covered-table-cell table:style-name="Tabla1.A1"/>
            <table:covered-table-cell table:style-name="Tabla1.B3"/>
            <table:covered-table-cell table:style-name="Tabla1.B1"/>
            <table:table-cell table:style-name="Tabla1.D2" office:value-type="string">
              <text:p text:style-name="MP4">N.º <text:span text:style-name="MT1">01</text:span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">NOMBRE: <text:span text:style-name="MT1">Alonso Marrero Bello</text:span></text:p>
            </table:table-cell>
            <table:covered-table-cell/>
            <table:covered-table-cell/>
            <table:covered-table-cell/>
          </table:table-row>
        </table:table>
        <text:p text:style-name="Heading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ies</meta:initial-creator>
    <meta:creation-date>2010-10-02T23:07:00</meta:creation-date>
    <dc:date>2023-10-27T08:22:31.366000000</dc:date>
    <meta:editing-cycles>18</meta:editing-cycles>
    <meta:editing-duration>PT55M15S</meta:editing-duration>
    <meta:generator>LibreOffice/7.6.2.1$Windows_X86_64 LibreOffice_project/56f7684011345957bbf33a7ee678afaf4d2ba333</meta:generator>
    <meta:document-statistic meta:table-count="1" meta:image-count="5" meta:object-count="0" meta:page-count="2" meta:paragraph-count="9" meta:word-count="24" meta:character-count="125" meta:non-whitespace-character-count="109"/>
  </office:meta>
</office:document-meta>
</file>